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104a5c" officeooo:paragraph-rsid="00104a5c" fo:background-color="#ffffff"/>
    </style:style>
    <style:style style:name="P11" style:family="paragraph" style:parent-style-name="Text_20_body">
      <style:text-properties officeooo:paragraph-rsid="00104a5c"/>
    </style:style>
    <style:style style:name="P12" style:family="paragraph" style:parent-style-name="Text_20_body">
      <style:text-properties fo:color="#000000" loext:opacity="100%" officeooo:rsid="0014cbf3" officeooo:paragraph-rsid="0014cbf3" fo:background-color="transparent"/>
    </style:style>
    <style:style style:name="P13" style:family="paragraph" style:parent-style-name="Heading_20_2">
      <style:text-properties officeooo:rsid="000bac40" officeooo:paragraph-rsid="000bac40" fo:background-color="#ffffff"/>
    </style:style>
    <style:style style:name="P14" style:family="paragraph" style:parent-style-name="Text_20_body">
      <style:text-properties officeooo:rsid="000e0008" officeooo:paragraph-rsid="000e0008"/>
    </style:style>
    <style:style style:name="P15" style:family="paragraph" style:parent-style-name="Text_20_body">
      <style:text-properties officeooo:rsid="000e0008" officeooo:paragraph-rsid="000e0008" fo:background-color="#ffffff"/>
    </style:style>
    <style:style style:name="P16" style:family="paragraph" style:parent-style-name="Text_20_body">
      <style:text-properties fo:language="ru" fo:country="RU" officeooo:paragraph-rsid="000bac40"/>
    </style:style>
    <style:style style:name="T1" style:family="text">
      <style:text-properties officeooo:rsid="000aeac9"/>
    </style:style>
    <style:style style:name="T2" style:family="text">
      <style:text-properties style:script-type="latin"/>
    </style:style>
    <style:style style:name="T3" style:family="text">
      <style:text-properties officeooo:rsid="00133aee"/>
    </style:style>
    <style:style style:name="T4" style:family="text">
      <style:text-properties officeooo:rsid="0014cbf3"/>
    </style:style>
    <style:style style:name="T5" style:family="text">
      <style:text-properties officeooo:rsid="00115ae8"/>
    </style:style>
    <style:style style:name="T6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7" style:family="text">
      <style:text-properties officeooo:rsid="00104a5c" fo:background-color="#ffffff" loext:char-shading-value="0"/>
    </style:style>
    <style:style style:name="T8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5">Проверил(а)</text:p>
      <text:p text:style-name="P5">Преподаватель: Харитонова А.<text:span text:style-name="T1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2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Планируется создать информационную систему для блога по художественной гимнастике. Данная система должна предоставлять возможность администрации создавать текстовые посты с вложением изображений, файлов, музыки и вставки видео-контента. На платформе должна быть дана возможность пользователям оценивать посты и комментировать их. На платформе должна быть сформирована лента, где посты будут располагаться в обратном хронологическом порядке: от новых до старых. <text:span text:style-name="T3">А также будет дана возможность фильтрации их по темам. </text:span></text:p>
      <text:p text:style-name="P10">В информационной системе должен быть раздел с расписанием соревнований, где пользователи могли бы ранжировать их по значимости (городские, областные, <text:span text:style-name="T4">в</text:span>сероссийские), по дате начала, по названию, по минимальному возрасту участия. </text:p>
      <text:p text:style-name="P10">Также в информационную систему должен <text:span text:style-name="T5">входить интернет-магазин, где можно будет приобрести предметы для художественной гимнастики (мячи, скакалки, ленты, булавы, обруч). А также спортивную одежду (купальники, наколенники, получешки). При выборе товара должна быть возможность выбрать размер. <text:s/></text:span></text:p>
      <text:h text:style-name="P9" text:outline-level="2">Зачем нужна информационная система для представленной предметной области, какие задачи она позволит решить?</text:h>
      <text:p text:style-name="P11"><text:span text:style-name="Strong_20_Emphasis"><text:span text:style-name="T6">Данная информационная система является цифровым хабом для художественной гимнастики</text:span></text:span><text:span text:style-name="Strong_20_Emphasis"><text:span text:style-name="T7">.</text:span></text:span><text:span text:style-name="T7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1"><text:span text:style-name="Strong_20_Emphasis"><text:span text:style-name="T6">Главная цель системы</text:span></text:span><text:span text:style-name="T7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p text:style-name="P12"/>
      <text:h text:style-name="P9" text:outline-level="2">Функциональные и нефункциональные требования к разрабатываемой информационной системе</text:h>
      <text:h text:style-name="P13" text:outline-level="2">Модели основных прецедентов и их описание</text:h>
      <text:p text:style-name="P14"><text:span text:style-name="T8">1. Посмотреть ленту новостей</text:span></text:p>
      <text:p text:style-name="P15">2. Посмотреть отдельную статью</text:p>
      <text:p text:style-name="P15">3. Оставить комментарий к статье</text:p>
      <text:p text:style-name="P15"><text:soft-page-break/>4. Создать и опубликовать новую статью</text:p>
      <text:p text:style-name="P15">5. Посмотреть календарь соревнований</text:p>
      <text:p text:style-name="P15">6. Добавить соревнование в систему</text:p>
      <text:p text:style-name="P15">7. Посмотреть каталог товаров</text:p>
      <text:p text:style-name="P15">8. Посмотреть карточку товара</text:p>
      <text:p text:style-name="P15">9. Добавить заказ в корзину и оформить заказ</text:p>
      <text:h text:style-name="P9" text:outline-level="2">Архитектура будущей системы</text:h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8T22:26:32.700851060</dc:date>
    <meta:editing-duration>PT36M12S</meta:editing-duration>
    <meta:editing-cycles>5</meta:editing-cycles>
    <meta:document-statistic meta:table-count="0" meta:image-count="0" meta:object-count="0" meta:page-count="3" meta:paragraph-count="32" meta:word-count="311" meta:character-count="2559" meta:non-whitespace-character-count="2273"/>
  </office:meta>
</office:document-meta>
</file>